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400758BFDF0.png"/>
  <manifest:file-entry manifest:media-type="image/png" manifest:full-path="Pictures/100000000000050000000400A410FB0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701cm 25.351cm 16.2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701cm 25.351cm 13.501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19cm" svg:y="0.053cm" svg:width="11.109cm" svg:height="10.705cm" draw:z-index="0"><draw:image xlink:href="Pictures/100000000000050000000400758BFDF0.png" xlink:type="simple" xlink:show="embed" xlink:actuate="onLoad"/></draw:frame><draw:frame draw:style-name="fr2" draw:name="Image2" text:anchor-type="paragraph" svg:x="0.185cm" svg:y="11.247cm" svg:width="10.829cm" svg:height="11.85cm" draw:z-index="1"><draw:image xlink:href="Pictures/100000000000050000000400A410FB0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_ASUS_Edition$Win32 OpenOffice.org_project/680m10$Build-9251$CWS-c23v001</meta:generator>
    <meta:initial-creator>cyrille rosay</meta:initial-creator>
    <meta:creation-date>2010-07-13T14:18:58</meta:creation-date>
    <dc:creator>cyrille rosay</dc:creator>
    <dc:date>2010-08-04T15:54:59</dc:date>
    <meta:editing-cycles>1</meta:editing-cycles>
    <meta:editing-duration>PT3M12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0" meta:word-count="0" meta:character-count="0"/>
  </office:meta>
</office:document-meta>
</file>